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7000000950B3DC0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4a42" officeooo:paragraph-rsid="00114a4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4a42" officeooo:paragraph-rsid="00114a4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SKULL AND FACE</text:p>
      <text:p text:style-name="P2"/>
      <text:p text:style-name="P2"><draw:frame draw:style-name="fr1" draw:name="Image1" text:anchor-type="paragraph" svg:width="14.155cm" svg:height="3.942cm" draw:z-index="0"><draw:image xlink:href="Pictures/1000020100000217000000950B3DC0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32:12.085710823</meta:creation-date>
    <dc:date>2015-10-16T15:33:47.526170561</dc:date>
    <meta:editing-duration>P0D</meta:editing-duration>
    <meta:editing-cycles>1</meta:editing-cycles>
    <meta:document-statistic meta:table-count="0" meta:image-count="1" meta:object-count="0" meta:page-count="1" meta:paragraph-count="2" meta:word-count="6" meta:character-count="29" meta:non-whitespace-character-count="25"/>
    <meta:generator>LibreOffice/4.2.8.2$Linux_X86_64 LibreOffice_project/420m0$Build-2</meta:generator>
  </office:meta>
</office:document-meta>
</file>